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dbef4" officeooo:paragraph-rsid="001dbef4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230d81" officeooo:paragraph-rsid="00230d8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241a8d" officeooo:paragraph-rsid="00241a8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62264" officeooo:paragraph-rsid="0026226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c28cc" officeooo:paragraph-rsid="002c28c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fdb44" officeooo:paragraph-rsid="002fdb4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62264" officeooo:paragraph-rsid="0026226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363757" officeooo:paragraph-rsid="00363757" style:font-size-asian="10.5pt" style:font-weight-asian="normal" style:font-size-complex="12pt" style:font-weight-complex="normal"/>
    </style:style>
    <style:style style:name="T1" style:family="text">
      <style:text-properties officeooo:rsid="002901eb"/>
    </style:style>
    <style:style style:name="T2" style:family="text">
      <style:text-properties officeooo:rsid="002b96ed"/>
    </style:style>
    <style:style style:name="T3" style:family="text">
      <style:text-properties officeooo:rsid="002df75b"/>
    </style:style>
    <style:style style:name="T4" style:family="text">
      <style:text-properties officeooo:rsid="002fdb44"/>
    </style:style>
    <style:style style:name="T5" style:family="text">
      <style:text-properties officeooo:rsid="002fe123"/>
    </style:style>
    <style:style style:name="T6" style:family="text">
      <style:text-properties officeooo:rsid="0031c4cb"/>
    </style:style>
    <style:style style:name="T7" style:family="text">
      <style:text-properties officeooo:rsid="00335c9a"/>
    </style:style>
    <style:style style:name="T8" style:family="text">
      <style:text-properties officeooo:rsid="00348ffa"/>
    </style:style>
    <style:style style:name="T9" style:family="text">
      <style:text-properties officeooo:rsid="00363757"/>
    </style:style>
    <style:style style:name="T10" style:family="text">
      <style:text-properties officeooo:rsid="0036e2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<text:span text:style-name="T4"> Unterschied Compiler und Interpreter:</text:span></text:p>
      <text:p text:style-name="P6">Compile: Der komplette Maschinencode wird in den RAM geladen und von der CPU abgearbeitet.</text:p>
      <text:p text:style-name="P6">Interpreter: Sourcecode wir nicht in den RAM geladen. Befehle werden vom sourcecode interpretiert und <text:span text:style-name="T5">U</text:span>nterprogramme des Interpreters schicken dann die Anweisung an das Betriebssystem bzw. CPU. </text:p>
      <text:p text:style-name="P6">Dabei hat der Interpreter einen eigenen virtuellen Prozessor, mit bspw. Einen Befehlszäler, und andere Register in denen Zwischenwerte abgespeichert werden.</text:p>
      <text:p text:style-name="P1"/>
      <text:p text:style-name="P1">-&gt;JIT (Just In Time compiler)</text:p>
      <text:p text:style-name="P1">Jede Anweisung des <text:span text:style-name="T8">Sourcecodes oder </text:span>Bytecodes wird in Maschinen-Instruktionen übersetzt.</text:p>
      <text:p text:style-name="P1"/>
      <text:p text:style-name="P1">→Interpreter</text:p>
      <text:p text:style-name="P2">Eine Anweisung wie z.B. PRINT "Hello World"; wird von einer Routine (Unterprogramm) des Interpreters aus<text:span text:style-name="T1">ge</text:span>führ<text:span text:style-name="T1">t</text:span>. Diesem Unterprogramm wird als Parameter "Hello World" übergeben.</text:p>
      <text:p text:style-name="P4">Der Interpreter compiliert den sourcecode nicht, sondern erkennt anhand von zeichen wie z.B.:</text:p>
      <text:p text:style-name="P4">"=", "+", "-" usw. welche Anweisung an die <text:span text:style-name="T9">virtuelle</text:span> CPU gemacht werden soll. <text:span text:style-name="T9">Die virtuelle </text:span></text:p>
      <text:p text:style-name="P8">CPU kommuniziert mit der hw-CPU. <text:span text:style-name="T10">Wenn nicht nur Berechnungen gemacht werden sollen, sondern bspw. Zeichen ausgegeben werden sollen, senden Routinen Systemcalls mit entsprechenden Parametern (z.B. “Hello World“) an das Betriebssystem.</text:span></text:p>
      <text:p text:style-name="P2"/>
      <text:p text:style-name="P3">-&gt;Routine (Unterprogramm)</text:p>
      <text:p text:style-name="P3">Eine Routine ist ein Unterprogramm, mit einer Folge von Anweisungen für die CPU.</text:p>
      <text:p text:style-name="P3"/>
      <text:p text:style-name="P3">→<text:span text:style-name="T2"> Zwischensprache (Java)</text:span></text:p>
      <text:p text:style-name="P5">Quellcode wird in Bytecode übersetzt.</text:p>
      <text:p text:style-name="P5">Der Java-Interpreter <text:span text:style-name="T6">(JVM)</text:span> ist wie ein HW-Prozessor aufgebaut. Er besitzt einen: Befehlszähler, Befehlsregister <text:span text:style-name="T6">und andere Register um Zwischenwerte abzuspeichern und bspw. einen</text:span> Decoder <text:span text:style-name="T6">und</text:span> Akkumul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2:12:03.723368616</meta:creation-date>
    <meta:generator>LibreOffice/5.1.6.2$Linux_X86_64 LibreOffice_project/10m0$Build-2</meta:generator>
    <dc:date>2018-11-17T19:26:41.452798387</dc:date>
    <meta:editing-duration>PT15H58M19S</meta:editing-duration>
    <meta:editing-cycles>27</meta:editing-cycles>
    <meta:document-statistic meta:table-count="0" meta:image-count="0" meta:object-count="0" meta:page-count="1" meta:paragraph-count="16" meta:word-count="210" meta:character-count="1572" meta:non-whitespace-character-count="1376"/>
  </office:meta>
</office:document-meta>
</file>